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ker Felt" svg:font-family="'Marker Felt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style:writing-mode="pag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51cm" style:rel-column-width="16383*"/>
    </style:style>
    <style:style style:name="Table2.A1" style:family="table-cell">
      <style:table-cell-properties style:writing-mode="page"/>
    </style:style>
    <style:style style:name="P1" style:family="paragraph" style:parent-style-name="Standard">
      <style:text-properties style:font-name="Marker Felt" fo:font-size="22pt" style:font-size-asian="22pt" style:font-size-complex="22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text-properties style:font-name="Marker Felt" fo:font-size="21pt" style:font-size-asian="21pt" style:font-size-complex="21pt"/>
    </style:style>
    <style:style style:name="P4" style:family="paragraph" style:parent-style-name="Text_20_body">
      <style:text-properties style:font-name="Marker Felt" fo:font-size="22pt" style:font-size-asian="22pt" style:font-size-complex="2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4"/>
        <table:table-row table:style-name="TableLine140644672105392">
          <table:table-cell table:style-name="Table1.A1" office:value-type="string">
            <text:p text:style-name="P3">aa</text:p>
            <text:p text:style-name="P3">ae</text:p>
            <text:p text:style-name="P3">ai</text:p>
            <text:p text:style-name="P3">ao</text:p>
            <text:p text:style-name="P3">au</text:p>
            <text:p text:style-name="P3">ay</text:p>
            <text:p text:style-name="P3">ba</text:p>
            <text:p text:style-name="P3">be</text:p>
            <text:p text:style-name="P3">bi</text:p>
            <text:p text:style-name="P3">bo</text:p>
            <text:p text:style-name="P3">bu</text:p>
            <text:p text:style-name="P3">by</text:p>
            <text:p text:style-name="P3">ca</text:p>
            <text:p text:style-name="P3">ce</text:p>
            <text:p text:style-name="P3">ci</text:p>
            <text:p text:style-name="P3">co</text:p>
            <text:p text:style-name="P3">cu</text:p>
            <text:p text:style-name="P3">cy</text:p>
            <text:p text:style-name="P3">cha</text:p>
            <text:p text:style-name="P3">che</text:p>
            <text:p text:style-name="P3">chi</text:p>
            <text:p text:style-name="P3">cho</text:p>
            <text:p text:style-name="P3">chu</text:p>
            <text:p text:style-name="P3">chy</text:p>
            <text:p text:style-name="P3">cza</text:p>
            <text:p text:style-name="P3">cze</text:p>
            <text:p text:style-name="P3">czi</text:p>
            <text:p text:style-name="P3">czo</text:p>
            <text:p text:style-name="P3">czu</text:p>
            <text:p text:style-name="P3">czy</text:p>
          </table:table-cell>
          <table:table-cell table:style-name="Table1.A1" office:value-type="string">
            <text:p text:style-name="P3">da</text:p>
            <text:p text:style-name="P3">de</text:p>
            <text:p text:style-name="P3">di</text:p>
            <text:p text:style-name="P3">do</text:p>
            <text:p text:style-name="P3">du</text:p>
            <text:p text:style-name="P3">dy</text:p>
            <text:p text:style-name="P3">dza</text:p>
            <text:p text:style-name="P3">dze</text:p>
            <text:p text:style-name="P3">dzi</text:p>
            <text:p text:style-name="P3">dzo</text:p>
            <text:p text:style-name="P3">dzu</text:p>
            <text:p text:style-name="P3">dzy</text:p>
            <text:p text:style-name="P3">dźa</text:p>
            <text:p text:style-name="P3">dźe</text:p>
            <text:p text:style-name="P3">dźi</text:p>
            <text:p text:style-name="P3">dźo</text:p>
            <text:p text:style-name="P3">dźu</text:p>
            <text:p text:style-name="P3">dźy</text:p>
            <text:p text:style-name="P3">dża</text:p>
            <text:p text:style-name="P3">dże</text:p>
            <text:p text:style-name="P3">dżi</text:p>
            <text:p text:style-name="P3">dżo</text:p>
            <text:p text:style-name="P3">dżu</text:p>
            <text:p text:style-name="P3">dży</text:p>
            <text:p text:style-name="P3">ea</text:p>
            <text:p text:style-name="P3">ee</text:p>
            <text:p text:style-name="P3">ei</text:p>
            <text:p text:style-name="P3">eo</text:p>
            <text:p text:style-name="P3">eu</text:p>
            <text:p text:style-name="P3">ey</text:p>
          </table:table-cell>
          <table:table-cell table:style-name="Table1.A1" office:value-type="string">
            <text:p text:style-name="P3">fa</text:p>
            <text:p text:style-name="P3">fe</text:p>
            <text:p text:style-name="P3">fi</text:p>
            <text:p text:style-name="P3">fo</text:p>
            <text:p text:style-name="P3">fu</text:p>
            <text:p text:style-name="P3">fy</text:p>
            <text:p text:style-name="P3">ga</text:p>
            <text:p text:style-name="P3">ge</text:p>
            <text:p text:style-name="P3">gi</text:p>
            <text:p text:style-name="P3">go</text:p>
            <text:p text:style-name="P3">gu</text:p>
            <text:p text:style-name="P3">gy</text:p>
            <text:p text:style-name="P3">ha</text:p>
            <text:p text:style-name="P3">he</text:p>
            <text:p text:style-name="P3">hi</text:p>
            <text:p text:style-name="P3">ho</text:p>
            <text:p text:style-name="P3">hu</text:p>
            <text:p text:style-name="P3">hy</text:p>
            <text:p text:style-name="P3">ia</text:p>
            <text:p text:style-name="P3">ie</text:p>
            <text:p text:style-name="P3">ii</text:p>
            <text:p text:style-name="P3">io</text:p>
            <text:p text:style-name="P3">iu</text:p>
            <text:p text:style-name="P3">iy</text:p>
            <text:p text:style-name="P3">ja</text:p>
            <text:p text:style-name="P3">je</text:p>
            <text:p text:style-name="P3">ji</text:p>
            <text:p text:style-name="P3">jo</text:p>
            <text:p text:style-name="P3">ju</text:p>
            <text:p text:style-name="P3">jy</text:p>
          </table:table-cell>
          <table:table-cell table:style-name="Table1.A1" office:value-type="string">
            <text:p text:style-name="P3">ka</text:p>
            <text:p text:style-name="P3">ke</text:p>
            <text:p text:style-name="P3">ki</text:p>
            <text:p text:style-name="P3">ko</text:p>
            <text:p text:style-name="P3">ku</text:p>
            <text:p text:style-name="P3">ky</text:p>
            <text:p text:style-name="P3">la</text:p>
            <text:p text:style-name="P3">le</text:p>
            <text:p text:style-name="P3">li</text:p>
            <text:p text:style-name="P3">lo</text:p>
            <text:p text:style-name="P3">lu</text:p>
            <text:p text:style-name="P3">ly</text:p>
            <text:p text:style-name="P3">ma</text:p>
            <text:p text:style-name="P3">me</text:p>
            <text:p text:style-name="P3">mi</text:p>
            <text:p text:style-name="P3">mo</text:p>
            <text:p text:style-name="P3">mu</text:p>
            <text:p text:style-name="P3">my</text:p>
            <text:p text:style-name="P3">na</text:p>
            <text:p text:style-name="P3">ne</text:p>
            <text:p text:style-name="P3">ni</text:p>
            <text:p text:style-name="P3">no</text:p>
            <text:p text:style-name="P3">nu</text:p>
            <text:p text:style-name="P3">ny</text:p>
            <text:p text:style-name="P3">oa</text:p>
            <text:p text:style-name="P3">oe</text:p>
            <text:p text:style-name="P3">oi</text:p>
            <text:p text:style-name="P3">oo</text:p>
            <text:p text:style-name="P3">ou</text:p>
            <text:p text:style-name="P3">oy</text:p>
          </table:table-cell>
        </table:table-row>
      </table:table>
      <text:p text:style-name="Text_20_body"/>
      <table:table table:name="Table2" table:style-name="Table2">
        <table:table-column table:style-name="Table2.A" table:number-columns-repeated="4"/>
        <text:soft-page-break/>
        <table:table-row table:style-name="TableLine140644672913616">
          <table:table-cell table:style-name="Table2.A1" office:value-type="string">
            <text:p text:style-name="P3">pa</text:p>
            <text:p text:style-name="P3">pe</text:p>
            <text:p text:style-name="P3">pi</text:p>
            <text:p text:style-name="P3">po</text:p>
            <text:p text:style-name="P3">pu</text:p>
            <text:p text:style-name="P3">py</text:p>
            <text:p text:style-name="P3">ra</text:p>
            <text:p text:style-name="P3">re</text:p>
            <text:p text:style-name="P3">ri</text:p>
            <text:p text:style-name="P3">ro</text:p>
            <text:p text:style-name="P3">ru</text:p>
            <text:p text:style-name="P3">ry</text:p>
            <text:p text:style-name="P3">rza</text:p>
            <text:p text:style-name="P3">rze</text:p>
            <text:p text:style-name="P3">rzi</text:p>
            <text:p text:style-name="P3">rzo</text:p>
            <text:p text:style-name="P3">rzu</text:p>
            <text:p text:style-name="P3">rzy</text:p>
            <text:p text:style-name="P3">sa</text:p>
            <text:p text:style-name="P3">se</text:p>
            <text:p text:style-name="P3">si</text:p>
            <text:p text:style-name="P3">so</text:p>
            <text:p text:style-name="P3">su</text:p>
            <text:p text:style-name="P3">sy</text:p>
            <text:p text:style-name="P3">sza</text:p>
            <text:p text:style-name="P3">sze</text:p>
            <text:p text:style-name="P3">szi</text:p>
            <text:p text:style-name="P3">szo</text:p>
            <text:p text:style-name="P3">szu</text:p>
            <text:p text:style-name="P3">szy</text:p>
          </table:table-cell>
          <table:table-cell table:style-name="Table2.A1" office:value-type="string">
            <text:p text:style-name="P3">ta</text:p>
            <text:p text:style-name="P3">te</text:p>
            <text:p text:style-name="P3">ti</text:p>
            <text:p text:style-name="P3">to</text:p>
            <text:p text:style-name="P3">tu</text:p>
            <text:p text:style-name="P3">ty</text:p>
            <text:p text:style-name="P3">ua</text:p>
            <text:p text:style-name="P3">ue</text:p>
            <text:p text:style-name="P3">ui</text:p>
            <text:p text:style-name="P3">uo</text:p>
            <text:p text:style-name="P3">uu</text:p>
            <text:p text:style-name="P3">uy</text:p>
            <text:p text:style-name="P3">wa</text:p>
            <text:p text:style-name="P3">we</text:p>
            <text:p text:style-name="P3">wi</text:p>
            <text:p text:style-name="P3">wo</text:p>
            <text:p text:style-name="P3">wu</text:p>
            <text:p text:style-name="P3">wy</text:p>
            <text:p text:style-name="P3">ya</text:p>
            <text:p text:style-name="P3">ye</text:p>
            <text:p text:style-name="P3">yi</text:p>
            <text:p text:style-name="P3">yo</text:p>
            <text:p text:style-name="P3">yu</text:p>
            <text:p text:style-name="P3">yy</text:p>
            <text:p text:style-name="P3">za</text:p>
            <text:p text:style-name="P3">ze</text:p>
            <text:p text:style-name="P3">zi</text:p>
            <text:p text:style-name="P3">zo</text:p>
            <text:p text:style-name="P3">zu</text:p>
            <text:p text:style-name="P3">zy</text:p>
          </table:table-cell>
          <table:table-cell table:style-name="Table2.A1" office:value-type="string">
            <text:p text:style-name="P3">óa</text:p>
            <text:p text:style-name="P3">óe</text:p>
            <text:p text:style-name="P3">ói</text:p>
            <text:p text:style-name="P3">óo</text:p>
            <text:p text:style-name="P3">óu</text:p>
            <text:p text:style-name="P3">óy</text:p>
            <text:p text:style-name="P3">ąa</text:p>
            <text:p text:style-name="P3">ąe</text:p>
            <text:p text:style-name="P3">ąi</text:p>
            <text:p text:style-name="P3">ąo</text:p>
            <text:p text:style-name="P3">ąu</text:p>
            <text:p text:style-name="P3">ąy</text:p>
            <text:p text:style-name="P3">ća</text:p>
            <text:p text:style-name="P3">će</text:p>
            <text:p text:style-name="P3">ći</text:p>
            <text:p text:style-name="P3">ćo</text:p>
            <text:p text:style-name="P3">ću</text:p>
            <text:p text:style-name="P3">ćy</text:p>
            <text:p text:style-name="P3">ęa</text:p>
            <text:p text:style-name="P3">ęe</text:p>
            <text:p text:style-name="P3">ęi</text:p>
            <text:p text:style-name="P3">ęo</text:p>
            <text:p text:style-name="P3">ęu</text:p>
            <text:p text:style-name="P3">ęy</text:p>
            <text:p text:style-name="P3">ła</text:p>
            <text:p text:style-name="P3">łe</text:p>
            <text:p text:style-name="P3">łi</text:p>
            <text:p text:style-name="P3">ło</text:p>
            <text:p text:style-name="P3">łu</text:p>
            <text:p text:style-name="P3">ły</text:p>
          </table:table-cell>
          <table:table-cell table:style-name="Table2.A1" office:value-type="string">
            <text:p text:style-name="P3">ńa</text:p>
            <text:p text:style-name="P3">ńe</text:p>
            <text:p text:style-name="P3">ńi</text:p>
            <text:p text:style-name="P3">ńo</text:p>
            <text:p text:style-name="P3">ńu</text:p>
            <text:p text:style-name="P3">ńy</text:p>
            <text:p text:style-name="P3">śa</text:p>
            <text:p text:style-name="P3">śe</text:p>
            <text:p text:style-name="P3">śi</text:p>
            <text:p text:style-name="P3">śo</text:p>
            <text:p text:style-name="P3">śu</text:p>
            <text:p text:style-name="P3">śy</text:p>
            <text:p text:style-name="P3">źa</text:p>
            <text:p text:style-name="P3">źe</text:p>
            <text:p text:style-name="P3">źi</text:p>
            <text:p text:style-name="P3">źo</text:p>
            <text:p text:style-name="P3">źu</text:p>
            <text:p text:style-name="P3">źy</text:p>
            <text:p text:style-name="P3">ża</text:p>
            <text:p text:style-name="P3">że</text:p>
            <text:p text:style-name="P3">żi</text:p>
            <text:p text:style-name="P3">żo</text:p>
            <text:p text:style-name="P3">żu</text:p>
            <text:p text:style-name="P3">ży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rker Felt" svg:font-family="'Marker Felt'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12T12:36:32.428984264</meta:creation-date>
    <dc:date>2022-05-12T12:44:11.087178728</dc:date>
    <meta:editing-duration>PT7M39S</meta:editing-duration>
    <meta:editing-cycles>1</meta:editing-cycles>
    <meta:document-statistic meta:table-count="2" meta:image-count="0" meta:object-count="0" meta:page-count="2" meta:paragraph-count="234" meta:word-count="234" meta:character-count="510" meta:non-whitespace-character-count="510"/>
    <meta:generator>LibreOffice/7.3.2.2$MacOSX_X86_64 LibreOffice_project/49f2b1bff42cfccbd8f788c8dc32c1c309559be0</meta:generator>
  </office:meta>
</office:document-meta>
</file>